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svg:stroke-opacity="100%" draw:stroke-linejoin="miter" draw:fill="solid" draw:fill-color="#dddddd" draw:opacity="100%" fo:padding-top="0.149cm" fo:padding-bottom="0.149cm" fo:padding-left="0.274cm" fo:padding-right="0.274cm"/>
    </style:style>
    <style:style style:name="gr2" style:family="graphic" style:parent-style-name="standard">
      <style:graphic-properties draw:stroke="none" svg:stroke-width="0.05cm" draw:marker-start-width="0.28cm" draw:marker-end-width="0.28cm" draw:fill="solid" draw:fill-color="#b5ab93" draw:opacity="100%"/>
    </style:style>
    <style:style style:name="gr3" style:family="graphic" style:parent-style-name="standard">
      <style:graphic-properties draw:stroke="solid" svg:stroke-width="0.05cm" svg:stroke-color="#000000" draw:marker-start-width="0.28cm" draw:marker-end-width="0.28cm" svg:stroke-opacity="100%" draw:stroke-linejoin="miter" draw:fill="gradient" draw:fill-gradient-name="gradient-1" draw:opacity="100%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28cm" draw:marker-end-width="0.28cm" svg:stroke-opacity="100%" draw:stroke-linejoin="miter" draw:fill="gradient" draw:fill-gradient-name="gradient-2" draw:opacity="100%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8cm" draw:marker-end-width="0.28cm" draw:fill="solid" draw:fill-color="#ffffff" draw:opacity="60%"/>
    </style:style>
    <style:style style:name="gr6" style:family="graphic" style:list-style-name="L2">
      <style:graphic-properties draw:stroke="solid" draw:stroke-dash="Ultrafine_20_Dashed" svg:stroke-width="0.026cm" svg:stroke-color="#000000" draw:marker-start-width="0.3cm" draw:marker-start-center="false" draw:marker-end-width="0.3cm" draw:marker-end-center="false" draw:stroke-linejoin="miter" draw:fill="solid" draw:fill-color="#996633" draw:opacity="50%" draw:opacity-name="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50%"/>
    </style:style>
    <style:style style:name="gr7" style:family="graphic" style:parent-style-name="standard" style:list-style-name="L2">
      <style:graphic-properties draw:stroke="solid" draw:stroke-dash="Ultrafine_20_Dashed" svg:stroke-width="0.026cm" svg:stroke-color="#000000" draw:marker-start-width="0.3cm" draw:marker-start-center="false" draw:marker-end-width="0.3cm" draw:marker-end-center="false" draw:stroke-linejoin="miter" draw:fill="solid" draw:fill-color="#996633" draw:opacity="50%" draw:opacity-name="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50%"/>
    </style:style>
    <style:style style:name="gr8" style:family="graphic" style:parent-style-name="standard" style:list-style-name="L2">
      <style:graphic-properties draw:stroke="solid" draw:stroke-dash="Ultrafine_20_Dashed" svg:stroke-width="0.026cm" svg:stroke-color="#000000" draw:marker-start-width="0.3cm" draw:marker-start-center="false" draw:marker-end-width="0.3cm" draw:marker-end-center="false" draw:stroke-linejoin="miter" draw:fill="solid" draw:fill-color="#996633" draw:opacity="50%" draw:opacity-name="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50%"/>
    </style:style>
    <style:style style:name="P1" style:family="paragraph">
      <style:paragraph-properties fo:margin-left="0cm" fo:margin-right="0cm" fo:text-indent="0cm" style:writing-mode="lr-tb">
        <style:tab-stops/>
      </style:paragraph-properties>
      <style:text-properties fo:font-family="'Droid Serif'" style:font-family-generic="roman" style:font-pitch="variabl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Droid Serif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text-indent="0cm" style:writing-mode="lr-tb">
        <style:tab-stops/>
      </style:paragraph-properties>
      <style:text-properties fo:font-family="'Chancery Uralic'" style:font-pitch="variabl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Chancery Uralic'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Chancery Uralic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path draw:style-name="gr1" draw:layer="layout" svg:width="8.849cm" svg:height="10.093cm" svg:x="2.592cm" svg:y="1.963cm" svg:viewBox="0 0 8850 10094" svg:d="m0 0c0 3768 4073 3209 4073 5051 0 1687-4027 981-4027 5043h8804c0-4052-4200-3328-4200-5043 0-1833 4154-1833 4177-5051z">
                  <text:p/>
                </draw:path>
                <draw:path draw:style-name="gr2" draw:layer="layout" svg:width="8.124cm" svg:height="1.805cm" svg:x="2.973cm" svg:y="9.994cm" svg:viewBox="0 0 8125 1806" svg:d="m9 1788c658 18 7593 18 8112 18 23-128-35-972-473-1788-473 0-7143-18-7143-18-542 889-519 1824-496 1788z">
                  <text:p/>
                </draw:path>
                <draw:path draw:style-name="gr2" draw:layer="layout" svg:width="5.861cm" svg:height="2.346cm" svg:x="3.85cm" svg:y="4.3cm" svg:viewBox="0 0 5862 2347" svg:d="m0 0c1650 83 4235 128 5862 18-35 459-2747 1293-2770 2329-11-1036-2930-1742-3092-2347z">
                  <text:p/>
                </draw:path>
                <draw:rect draw:style-name="gr3" draw:layer="layout" svg:width="9cm" svg:height="0.981cm" svg:x="2.5cm" svg:y="1cm">
                  <text:p/>
                </draw:rect>
                <draw:rect draw:style-name="gr4" draw:layer="layout" svg:width="9cm" svg:height="0.981cm" svg:x="2.5cm" svg:y="12.019cm">
                  <text:p/>
                </draw:rect>
                <draw:path draw:style-name="gr5" draw:layer="layout" svg:width="3.437cm" svg:height="4.207cm" svg:x="3.608cm" svg:y="2.366cm" svg:viewBox="0 0 3438 4208" svg:d="m0 0h1858c0 2649 1430 2732 1580 4208-634-1769-3230-1788-3438-4208z">
                  <text:p/>
                </draw:path>
                <draw:path draw:style-name="gr5" draw:layer="layout" svg:width="3.452cm" svg:height="4.418cm" svg:x="3.504cm" svg:y="7.436cm" svg:viewBox="0 0 3453 4419" svg:d="m15 4419h1858c-508-2714 1430-2595 1580-4419-634 1769-3692 1247-3438 4419z">
                  <text:p/>
                </draw:path>
              </draw:g>
            </draw:g>
            <draw:custom-shape draw:style-name="gr6" draw:text-style-name="P2" draw:layer="Разметка" svg:width="1.805cm" svg:height="3.111cm" draw:transform="skewX (-0.0167551608191456) rotate (0.149749249821114) translate (6.105cm 5.281cm)">
              <text:p text:style-name="P1">Г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1215.680684248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  <draw:custom-shape draw:style-name="gr7" draw:text-style-name="P4" draw:layer="layout" svg:width="2.458cm" svg:height="3.107cm" svg:x="7.238cm" svg:y="8.653cm">
              <text:p text:style-name="P3"><text:span text:style-name="T1">Э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939.4764397906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  <draw:custom-shape draw:style-name="gr8" draw:text-style-name="P4" draw:layer="layout" svg:width="2.458cm" svg:height="3.107cm" svg:x="4.262cm" svg:y="2.078cm">
              <text:p text:style-name="P3"><text:span text:style-name="T1">Э</text:span></text:p>
              <draw:enhanced-geometry svg:viewBox="0 0 21600 21600" draw:mirror-horizontal="true" draw:mirror-vertical="false" draw:text-areas="0 0 21600 21600" draw:text-path="true" draw:text-path-mode="shape" draw:text-path-scale="path" draw:text-path-same-letter-heights="false" draw:type="fontwork-plain-text" draw:modifiers="10939.4764397906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-1" draw:style="linear" draw:start-color="#a7873d" draw:end-color="#663624" draw:start-intensity="100%" draw:end-intensity="100%" draw:angle="900" draw:border="51%"/>
    <draw:gradient draw:name="gradient-2" draw:style="linear" draw:start-color="#a7873d" draw:end-color="#663624" draw:start-intensity="100%" draw:end-intensity="100%" draw:angle="900" draw:border="51%"/>
    <draw:opacity draw:name="Transparency_20_1" draw:display-name="Transparency 1" draw:style="axial" draw:start="80%" draw:end="20%" draw:angle="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04T00:23:31</dc:date>
    <dc:creator>Николай Авдеев</dc:creator>
    <meta:generator>LibreOffice/4.0.3.3$Linux_x86 LibreOffice_project/400m0$Build-3</meta:generator>
    <meta:editing-duration>PT30M16S</meta:editing-duration>
    <meta:editing-cycles>6</meta:editing-cycles>
    <meta:document-statistic meta:object-count="14"/>
  </office:meta>
</office:document-meta>
</file>